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This schedule is effective five days of the week; a relaxed version replaces study with play on Saturdays, and Sundays are free, under the condition that you go to sleep at 22h00.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